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A000001B6E91B2401C9C1F5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d8ce" draw:textarea-horizontal-align="justify" draw:textarea-vertical-align="middle" draw:auto-grow-height="false" fo:min-height="5.554cm" fo:min-width="3.262cm"/>
    </style:style>
    <style:style style:name="gr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213cm" fo:min-width="0cm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.521cm" fo:min-width="1.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0.1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.173cm"/>
      <style:paragraph-properties style:writing-mode="lr-tb"/>
    </style:style>
    <style:style style:name="gr15" style:family="graphic" style:parent-style-name="standard">
      <style:graphic-properties svg:stroke-color="#3465a4" draw:fill-color="#e8f2a1" draw:textarea-horizontal-align="justify" draw:textarea-vertical-align="middle" draw:auto-grow-height="false" fo:min-height="0.596cm" fo:min-width="1.814cm"/>
      <style:paragraph-properties style:writing-mode="lr-tb"/>
    </style:style>
    <style:style style:name="gr16" style:family="graphic" style:parent-style-name="standard">
      <style:graphic-properties draw:stroke="none" svg:stroke-color="#3465a4" draw:fill="none" fo:min-height="1.279cm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213cm" fo:min-width="0cm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6" style:family="graphic" style:parent-style-name="standard" style:list-style-name="L2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.521cm" fo:min-width="1.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213cm" fo:min-width="0cm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2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.521cm" fo:min-width="1.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8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213cm" fo:min-width="0cm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0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10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2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0.521cm" fo:min-width="1.12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>
      <style:graphic-properties svg:stroke-color="#3465a4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d8c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style:font-name="Calibri"/>
    </style:style>
    <style:style style:name="P13" style:family="paragraph">
      <loext:graphic-properties draw:fill-color="#e8f2a1"/>
      <style:paragraph-properties fo:text-align="center"/>
      <style:text-properties style:font-name="Calibri"/>
    </style:style>
    <style:style style:name="P14" style:family="paragraph">
      <style:text-properties style:font-name="Calibri" fo:font-weight="bold" style:font-weight-asian="bold" style:font-weight-complex="bold"/>
    </style:style>
    <style:style style:name="P15" style:family="paragraph">
      <loext:graphic-properties draw:fill="none"/>
      <style:text-properties style:font-name="Calibri"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0.5pt" style:font-size-asian="10.5pt" style:font-size-complex="10.5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3.762cm" svg:height="5.804cm" svg:x="4.2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2" draw:text-style-name="P2" draw:layer="layout" svg:x1="5.757cm" svg:y1="6.639cm" svg:x2="5.757cm" svg:y2="6.882cm">
                <text:p/>
              </draw:line>
              <draw:custom-shape draw:style-name="gr3" draw:text-style-name="P3" draw:layer="layout" svg:width="0.506cm" svg:height="1.015cm" svg:x="5.505cm" svg:y="6.774cm">
                <text:p/>
    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4" draw:text-style-name="P4" draw:layer="layout" svg:width="0.506cm" svg:height="0.406cm" svg:x="5.505cm" svg:y="6.347cm" draw:kind="arc" draw:start-angle="326.77" draw:end-angle="32.36">
                <text:p/>
              </draw:ellipse>
              <draw:ellipse draw:style-name="gr5" draw:text-style-name="P5" draw:layer="layout" svg:width="0.506cm" svg:height="0.406cm" svg:x="5.505cm" svg:y="6.347cm" draw:kind="arc" draw:start-angle="147.58" draw:end-angle="213.24">
                <text:p/>
              </draw:ellipse>
              <draw:ellipse draw:style-name="gr6" draw:text-style-name="P4" draw:layer="layout" svg:width="0.76cm" svg:height="0.609cm" svg:x="5.378cm" svg:y="6.237cm" draw:kind="arc" draw:start-angle="326.77" draw:end-angle="32.36">
                <text:p/>
              </draw:ellipse>
              <draw:ellipse draw:style-name="gr7" draw:text-style-name="P5" draw:layer="layout" svg:width="0.76cm" svg:height="0.609cm" svg:x="5.378cm" svg:y="6.237cm" draw:kind="arc" draw:start-angle="147.58" draw:end-angle="213.24">
                <text:p/>
              </draw:ellipse>
              <draw:ellipse draw:style-name="gr8" draw:text-style-name="P4" draw:layer="layout" svg:width="1.14cm" svg:height="0.914cm" svg:x="5.124cm" svg:y="6.078cm" draw:kind="arc" draw:start-angle="326.77" draw:end-angle="32.36">
                <text:p/>
              </draw:ellipse>
              <draw:ellipse draw:style-name="gr9" draw:text-style-name="P5" draw:layer="layout" svg:width="1.14cm" svg:height="0.914cm" svg:x="5.251cm" svg:y="6.078cm" draw:kind="arc" draw:start-angle="147.63" draw:end-angle="213.21">
                <text:p/>
              </draw:ellipse>
              <draw:ellipse draw:style-name="gr10" draw:text-style-name="P6" draw:layer="layout" svg:width="0.252cm" svg:height="0.203cm" svg:x="5.631cm" svg:y="6.44cm">
                <text:p/>
              </draw:ellipse>
            </draw:g>
            <draw:custom-shape draw:name="Rectangle-Cut-1" draw:style-name="gr11" draw:text-style-name="P8" draw:layer="layout" svg:width="1.69cm" svg:height="0.84cm" svg:x="5.454cm" svg:y="7.578cm">
              <text:p text:style-name="P7"><text:span text:style-name="T1">Módulo</text:span></text:p>
              <text:p text:style-name="P7"><text:span text:style-name="T1">LoRa</text:span></text:p>
              <draw:enhanced-geometry draw:mirror-horizontal="false" draw:mirror-vertical="false" svg:viewBox="0 0 0 0" draw:text-areas="0 ?f4 ?f5 ?f9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</draw:g>
          <draw:frame draw:style-name="gr12" draw:text-style-name="P9" draw:layer="layout" svg:width="2.314cm" svg:height="1.487cm" svg:x="4.974cm" svg:y="8.781cm">
            <draw:image xlink:href="Pictures/100000010000023A000001B6E91B2401C9C1F532.png" xlink:type="simple" xlink:show="embed" xlink:actuate="onLoad" draw:mime-type="image/png">
              <text:p/>
            </draw:image>
          </draw:frame>
          <draw:frame draw:style-name="gr13" draw:text-style-name="P11" draw:layer="layout" svg:width="0.507cm" svg:height="0.962cm" svg:x="5.814cm" svg:y="8.218cm">
            <draw:text-box>
              <text:p text:style-name="P10"><text:span text:style-name="T2">+</text:span></text:p>
            </draw:text-box>
          </draw:frame>
          <draw:frame draw:style-name="gr14" draw:text-style-name="P11" draw:layer="layout" svg:width="0.507cm" svg:height="0.962cm" svg:x="5.743cm" svg:y="10.022cm">
            <draw:text-box>
              <text:p text:style-name="P10"><text:span text:style-name="T2">+</text:span></text:p>
            </draw:text-box>
          </draw:frame>
          <draw:custom-shape draw:style-name="gr15" draw:text-style-name="P13" draw:layer="layout" svg:width="2.314cm" svg:height="0.846cm" svg:x="4.974cm" svg:y="10.779cm">
            <text:p text:style-name="P12"><text:span text:style-name="T3">sensores /</text:span></text:p>
            <text:p text:style-name="P12"><text:span text:style-name="T3">actu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15" draw:layer="layout" svg:width="2.838cm" svg:height="1.529cm" svg:x="4.662cm" svg:y="11.993cm">
          <draw:text-box>
            <text:p text:style-name="P14"><text:span text:style-name="T4">Nodo 1</text:span></text:p>
          </draw:text-box>
        </draw:frame>
        <draw:g>
          <draw:custom-shape draw:style-name="gr1" draw:text-style-name="P1" draw:layer="layout" svg:width="3.762cm" svg:height="5.804cm" svg:x="11.75cm" svg:y="1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17" draw:text-style-name="P2" draw:layer="layout" svg:x1="13.257cm" svg:y1="1.867cm" svg:x2="13.257cm" svg:y2="2.11cm">
                <text:p/>
              </draw:line>
              <draw:custom-shape draw:style-name="gr18" draw:text-style-name="P3" draw:layer="layout" svg:width="0.506cm" svg:height="1.015cm" svg:x="13.005cm" svg:y="2.002cm">
                <text:p/>
    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19" draw:text-style-name="P4" draw:layer="layout" svg:width="0.506cm" svg:height="0.406cm" svg:x="13.005cm" svg:y="1.575cm" draw:kind="arc" draw:start-angle="326.77" draw:end-angle="32.36">
                <text:p/>
              </draw:ellipse>
              <draw:ellipse draw:style-name="gr20" draw:text-style-name="P5" draw:layer="layout" svg:width="0.506cm" svg:height="0.406cm" svg:x="13.005cm" svg:y="1.575cm" draw:kind="arc" draw:start-angle="147.58" draw:end-angle="213.24">
                <text:p/>
              </draw:ellipse>
              <draw:ellipse draw:style-name="gr21" draw:text-style-name="P4" draw:layer="layout" svg:width="0.76cm" svg:height="0.609cm" svg:x="12.878cm" svg:y="1.465cm" draw:kind="arc" draw:start-angle="326.77" draw:end-angle="32.36">
                <text:p/>
              </draw:ellipse>
              <draw:ellipse draw:style-name="gr22" draw:text-style-name="P5" draw:layer="layout" svg:width="0.76cm" svg:height="0.609cm" svg:x="12.878cm" svg:y="1.465cm" draw:kind="arc" draw:start-angle="147.58" draw:end-angle="213.24">
                <text:p/>
              </draw:ellipse>
              <draw:ellipse draw:style-name="gr23" draw:text-style-name="P4" draw:layer="layout" svg:width="1.14cm" svg:height="0.914cm" svg:x="12.624cm" svg:y="1.306cm" draw:kind="arc" draw:start-angle="326.77" draw:end-angle="32.36">
                <text:p/>
              </draw:ellipse>
              <draw:ellipse draw:style-name="gr24" draw:text-style-name="P5" draw:layer="layout" svg:width="1.14cm" svg:height="0.914cm" svg:x="12.751cm" svg:y="1.306cm" draw:kind="arc" draw:start-angle="147.63" draw:end-angle="213.21">
                <text:p/>
              </draw:ellipse>
              <draw:ellipse draw:style-name="gr25" draw:text-style-name="P6" draw:layer="layout" svg:width="0.252cm" svg:height="0.203cm" svg:x="13.131cm" svg:y="1.668cm">
                <text:p/>
              </draw:ellipse>
            </draw:g>
            <draw:custom-shape draw:name="Rectangle-Cut-1" draw:style-name="gr26" draw:text-style-name="P8" draw:layer="layout" svg:width="1.69cm" svg:height="0.84cm" svg:x="12.954cm" svg:y="2.806cm">
              <text:p text:style-name="P7"><text:span text:style-name="T1">Módulo</text:span></text:p>
              <text:p text:style-name="P7"><text:span text:style-name="T1">LoRa</text:span></text:p>
              <draw:enhanced-geometry draw:mirror-horizontal="false" draw:mirror-vertical="false" svg:viewBox="0 0 0 0" draw:text-areas="0 ?f4 ?f5 ?f9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</draw:g>
          <draw:frame draw:style-name="gr12" draw:text-style-name="P9" draw:layer="layout" svg:width="2.314cm" svg:height="1.487cm" svg:x="12.474cm" svg:y="4.009cm">
            <draw:image xlink:href="Pictures/100000010000023A000001B6E91B2401C9C1F532.png" xlink:type="simple" xlink:show="embed" xlink:actuate="onLoad" draw:mime-type="image/png">
              <text:p/>
            </draw:image>
          </draw:frame>
          <draw:frame draw:style-name="gr13" draw:text-style-name="P11" draw:layer="layout" svg:width="0.507cm" svg:height="0.962cm" svg:x="13.314cm" svg:y="3.446cm">
            <draw:text-box>
              <text:p text:style-name="P10"><text:span text:style-name="T2">+</text:span></text:p>
            </draw:text-box>
          </draw:frame>
          <draw:frame draw:style-name="gr14" draw:text-style-name="P11" draw:layer="layout" svg:width="0.507cm" svg:height="0.962cm" svg:x="13.243cm" svg:y="5.25cm">
            <draw:text-box>
              <text:p text:style-name="P10"><text:span text:style-name="T2">+</text:span></text:p>
            </draw:text-box>
          </draw:frame>
          <draw:custom-shape draw:style-name="gr15" draw:text-style-name="P13" draw:layer="layout" svg:width="2.314cm" svg:height="0.846cm" svg:x="12.474cm" svg:y="6.007cm">
            <text:p text:style-name="P12"><text:span text:style-name="T3">sensores /</text:span></text:p>
            <text:p text:style-name="P12"><text:span text:style-name="T3">actu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15" draw:layer="layout" svg:width="2.838cm" svg:height="1.529cm" svg:x="12.162cm" svg:y="7.221cm">
          <draw:text-box>
            <text:p text:style-name="P14"><text:span text:style-name="T4">Nodo 2</text:span></text:p>
          </draw:text-box>
        </draw:frame>
        <draw:g>
          <draw:custom-shape draw:style-name="gr1" draw:text-style-name="P1" draw:layer="layout" svg:width="3.762cm" svg:height="5.804cm" svg:x="11.988cm" svg:y="1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27" draw:text-style-name="P2" draw:layer="layout" svg:x1="13.495cm" svg:y1="13.389cm" svg:x2="13.495cm" svg:y2="13.632cm">
                <text:p/>
              </draw:line>
              <draw:custom-shape draw:style-name="gr28" draw:text-style-name="P3" draw:layer="layout" svg:width="0.506cm" svg:height="1.015cm" svg:x="13.243cm" svg:y="13.524cm">
                <text:p/>
    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29" draw:text-style-name="P4" draw:layer="layout" svg:width="0.506cm" svg:height="0.406cm" svg:x="13.243cm" svg:y="13.097cm" draw:kind="arc" draw:start-angle="326.77" draw:end-angle="32.36">
                <text:p/>
              </draw:ellipse>
              <draw:ellipse draw:style-name="gr30" draw:text-style-name="P5" draw:layer="layout" svg:width="0.506cm" svg:height="0.406cm" svg:x="13.243cm" svg:y="13.097cm" draw:kind="arc" draw:start-angle="147.58" draw:end-angle="213.24">
                <text:p/>
              </draw:ellipse>
              <draw:ellipse draw:style-name="gr31" draw:text-style-name="P4" draw:layer="layout" svg:width="0.76cm" svg:height="0.609cm" svg:x="13.116cm" svg:y="12.987cm" draw:kind="arc" draw:start-angle="326.77" draw:end-angle="32.36">
                <text:p/>
              </draw:ellipse>
              <draw:ellipse draw:style-name="gr32" draw:text-style-name="P5" draw:layer="layout" svg:width="0.76cm" svg:height="0.609cm" svg:x="13.116cm" svg:y="12.987cm" draw:kind="arc" draw:start-angle="147.58" draw:end-angle="213.24">
                <text:p/>
              </draw:ellipse>
              <draw:ellipse draw:style-name="gr33" draw:text-style-name="P4" draw:layer="layout" svg:width="1.14cm" svg:height="0.914cm" svg:x="12.862cm" svg:y="12.828cm" draw:kind="arc" draw:start-angle="326.77" draw:end-angle="32.36">
                <text:p/>
              </draw:ellipse>
              <draw:ellipse draw:style-name="gr34" draw:text-style-name="P5" draw:layer="layout" svg:width="1.14cm" svg:height="0.914cm" svg:x="12.989cm" svg:y="12.828cm" draw:kind="arc" draw:start-angle="147.63" draw:end-angle="213.21">
                <text:p/>
              </draw:ellipse>
              <draw:ellipse draw:style-name="gr35" draw:text-style-name="P6" draw:layer="layout" svg:width="0.252cm" svg:height="0.203cm" svg:x="13.369cm" svg:y="13.19cm">
                <text:p/>
              </draw:ellipse>
            </draw:g>
            <draw:custom-shape draw:name="Rectangle-Cut-1" draw:style-name="gr36" draw:text-style-name="P8" draw:layer="layout" svg:width="1.69cm" svg:height="0.84cm" svg:x="13.192cm" svg:y="14.328cm">
              <text:p text:style-name="P7"><text:span text:style-name="T1">Módulo</text:span></text:p>
              <text:p text:style-name="P7"><text:span text:style-name="T1">LoRa</text:span></text:p>
              <draw:enhanced-geometry draw:mirror-horizontal="false" draw:mirror-vertical="false" svg:viewBox="0 0 0 0" draw:text-areas="0 ?f4 ?f5 ?f9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</draw:g>
          <draw:frame draw:style-name="gr12" draw:text-style-name="P9" draw:layer="layout" svg:width="2.314cm" svg:height="1.487cm" svg:x="12.712cm" svg:y="15.531cm">
            <draw:image xlink:href="Pictures/100000010000023A000001B6E91B2401C9C1F532.png" xlink:type="simple" xlink:show="embed" xlink:actuate="onLoad" draw:mime-type="image/png">
              <text:p/>
            </draw:image>
          </draw:frame>
          <draw:frame draw:style-name="gr13" draw:text-style-name="P11" draw:layer="layout" svg:width="0.507cm" svg:height="0.962cm" svg:x="13.552cm" svg:y="14.968cm">
            <draw:text-box>
              <text:p text:style-name="P10"><text:span text:style-name="T2">+</text:span></text:p>
            </draw:text-box>
          </draw:frame>
          <draw:frame draw:style-name="gr14" draw:text-style-name="P11" draw:layer="layout" svg:width="0.507cm" svg:height="0.962cm" svg:x="13.481cm" svg:y="16.772cm">
            <draw:text-box>
              <text:p text:style-name="P10"><text:span text:style-name="T2">+</text:span></text:p>
            </draw:text-box>
          </draw:frame>
          <draw:custom-shape draw:style-name="gr15" draw:text-style-name="P13" draw:layer="layout" svg:width="2.314cm" svg:height="0.846cm" svg:x="12.712cm" svg:y="17.529cm">
            <text:p text:style-name="P12"><text:span text:style-name="T3">sensores /</text:span></text:p>
            <text:p text:style-name="P12"><text:span text:style-name="T3">actu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15" draw:layer="layout" svg:width="2.838cm" svg:height="1.529cm" svg:x="12.4cm" svg:y="18.743cm">
          <draw:text-box>
            <text:p text:style-name="P14"><text:span text:style-name="T4">Nodo 4</text:span></text:p>
          </draw:text-box>
        </draw:frame>
        <draw:g>
          <draw:custom-shape draw:style-name="gr1" draw:text-style-name="P1" draw:layer="layout" svg:width="3.762cm" svg:height="5.804cm" svg:x="19.988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7" draw:text-style-name="P2" draw:layer="layout" svg:x1="21.495cm" svg:y1="6.389cm" svg:x2="21.495cm" svg:y2="6.632cm">
                <text:p/>
              </draw:line>
              <draw:custom-shape draw:style-name="gr38" draw:text-style-name="P3" draw:layer="layout" svg:width="0.506cm" svg:height="1.015cm" svg:x="21.243cm" svg:y="6.524cm">
                <text:p/>
                <draw:enhanced-geometry svg:viewBox="0 0 21600 21600" draw:mirror-horizontal="false" draw:mirror-vertical="true" draw:glue-points="?f6 10800 10800 21600 ?f5 10800 10800 0" draw:text-areas="?f3 ?f3 ?f4 ?f4" draw:type="trapezoid" draw:modifiers="6430.36963036963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39" draw:text-style-name="P4" draw:layer="layout" svg:width="0.506cm" svg:height="0.406cm" svg:x="21.243cm" svg:y="6.097cm" draw:kind="arc" draw:start-angle="326.77" draw:end-angle="32.36">
                <text:p/>
              </draw:ellipse>
              <draw:ellipse draw:style-name="gr40" draw:text-style-name="P5" draw:layer="layout" svg:width="0.506cm" svg:height="0.406cm" svg:x="21.243cm" svg:y="6.097cm" draw:kind="arc" draw:start-angle="147.58" draw:end-angle="213.24">
                <text:p/>
              </draw:ellipse>
              <draw:ellipse draw:style-name="gr41" draw:text-style-name="P4" draw:layer="layout" svg:width="0.76cm" svg:height="0.609cm" svg:x="21.116cm" svg:y="5.987cm" draw:kind="arc" draw:start-angle="326.77" draw:end-angle="32.36">
                <text:p/>
              </draw:ellipse>
              <draw:ellipse draw:style-name="gr42" draw:text-style-name="P5" draw:layer="layout" svg:width="0.76cm" svg:height="0.609cm" svg:x="21.116cm" svg:y="5.987cm" draw:kind="arc" draw:start-angle="147.58" draw:end-angle="213.24">
                <text:p/>
              </draw:ellipse>
              <draw:ellipse draw:style-name="gr43" draw:text-style-name="P4" draw:layer="layout" svg:width="1.14cm" svg:height="0.914cm" svg:x="20.862cm" svg:y="5.828cm" draw:kind="arc" draw:start-angle="326.77" draw:end-angle="32.36">
                <text:p/>
              </draw:ellipse>
              <draw:ellipse draw:style-name="gr44" draw:text-style-name="P5" draw:layer="layout" svg:width="1.14cm" svg:height="0.914cm" svg:x="20.989cm" svg:y="5.828cm" draw:kind="arc" draw:start-angle="147.63" draw:end-angle="213.21">
                <text:p/>
              </draw:ellipse>
              <draw:ellipse draw:style-name="gr45" draw:text-style-name="P6" draw:layer="layout" svg:width="0.252cm" svg:height="0.203cm" svg:x="21.369cm" svg:y="6.19cm">
                <text:p/>
              </draw:ellipse>
            </draw:g>
            <draw:custom-shape draw:name="Rectangle-Cut-1" draw:style-name="gr46" draw:text-style-name="P8" draw:layer="layout" svg:width="1.69cm" svg:height="0.84cm" svg:x="21.192cm" svg:y="7.328cm">
              <text:p text:style-name="P7"><text:span text:style-name="T1">Módulo</text:span></text:p>
              <text:p text:style-name="P7"><text:span text:style-name="T1">LoRa</text:span></text:p>
              <draw:enhanced-geometry draw:mirror-horizontal="false" draw:mirror-vertical="false" svg:viewBox="0 0 0 0" draw:text-areas="0 ?f4 ?f5 ?f9" draw:type="ooxml-snip1Rect" draw:modifiers="1666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aximum="50000" draw:handle-range-x-minimum="0"/>
              </draw:enhanced-geometry>
            </draw:custom-shape>
          </draw:g>
          <draw:frame draw:style-name="gr12" draw:text-style-name="P9" draw:layer="layout" svg:width="2.314cm" svg:height="1.487cm" svg:x="20.712cm" svg:y="8.531cm">
            <draw:image xlink:href="Pictures/100000010000023A000001B6E91B2401C9C1F532.png" xlink:type="simple" xlink:show="embed" xlink:actuate="onLoad" draw:mime-type="image/png">
              <text:p/>
            </draw:image>
          </draw:frame>
          <draw:frame draw:style-name="gr13" draw:text-style-name="P11" draw:layer="layout" svg:width="0.507cm" svg:height="0.962cm" svg:x="21.552cm" svg:y="7.968cm">
            <draw:text-box>
              <text:p text:style-name="P10"><text:span text:style-name="T2">+</text:span></text:p>
            </draw:text-box>
          </draw:frame>
          <draw:frame draw:style-name="gr14" draw:text-style-name="P11" draw:layer="layout" svg:width="0.507cm" svg:height="0.962cm" svg:x="21.481cm" svg:y="9.772cm">
            <draw:text-box>
              <text:p text:style-name="P10"><text:span text:style-name="T2">+</text:span></text:p>
            </draw:text-box>
          </draw:frame>
          <draw:custom-shape draw:style-name="gr15" draw:text-style-name="P13" draw:layer="layout" svg:width="2.314cm" svg:height="0.846cm" svg:x="20.712cm" svg:y="10.529cm">
            <text:p text:style-name="P12"><text:span text:style-name="T3">sensores /</text:span></text:p>
            <text:p text:style-name="P12"><text:span text:style-name="T3">actu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15" draw:layer="layout" svg:width="2.838cm" svg:height="1.529cm" svg:x="20.4cm" svg:y="11.743cm">
          <draw:text-box>
            <text:p text:style-name="P14"><text:span text:style-name="T4">Nodo 3</text:span></text:p>
          </draw:text-box>
        </draw:frame>
        <draw:line draw:style-name="gr47" draw:text-style-name="P9" draw:layer="layout" svg:x1="8.25cm" svg:y1="9.75cm" svg:x2="11.25cm" svg:y2="6.25cm">
          <text:p/>
        </draw:line>
        <draw:line draw:style-name="gr47" draw:text-style-name="P9" draw:layer="layout" svg:x1="8.25cm" svg:y1="10.25cm" svg:x2="11.5cm" svg:y2="15.75cm">
          <text:p/>
        </draw:line>
        <draw:line draw:style-name="gr47" draw:text-style-name="P9" draw:layer="layout" svg:x1="8.5cm" svg:y1="10cm" svg:x2="19.5cm" svg:y2="9.5cm">
          <text:p/>
        </draw:line>
        <draw:line draw:style-name="gr47" draw:text-style-name="P9" draw:layer="layout" svg:x1="19.5cm" svg:y1="8.75cm" svg:x2="16cm" svg:y2="5.75cm">
          <text:p/>
        </draw:line>
        <draw:line draw:style-name="gr47" draw:text-style-name="P9" draw:layer="layout" svg:x1="19.75cm" svg:y1="11cm" svg:x2="16cm" svg:y2="16.25cm">
          <text:p/>
        </draw:line>
        <draw:line draw:style-name="gr47" draw:text-style-name="P9" draw:layer="layout" svg:x1="14cm" svg:y1="12.25cm" svg:x2="14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8:52:48.420000000</meta:creation-date>
    <dc:date>2023-05-23T19:11:04.417000000</dc:date>
    <meta:editing-duration>PT18M16S</meta:editing-duration>
    <meta:editing-cycles>3</meta:editing-cycles>
    <meta:generator>LibreOffice/7.4.3.2$Windows_X86_64 LibreOffice_project/1048a8393ae2eeec98dff31b5c133c5f1d08b890</meta:generator>
    <meta:document-statistic meta:object-count="82"/>
  </office:meta>
</office:document-meta>
</file>